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ourier New" svg:font-family="'Courier New'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96ed5" officeooo:paragraph-rsid="00096ed5"/>
    </style:style>
    <style:style style:name="P2" style:family="paragraph" style:parent-style-name="Text_20_body">
      <style:text-properties fo:font-variant="normal" fo:text-transform="none" fo:color="#000000" loext:opacity="100%" style:text-line-through-style="none" style:text-line-through-type="none" style:font-name="Courier New" fo:font-size="12pt" fo:language="fr" fo:country="FR" fo:font-style="normal" style:text-underline-style="none" fo:font-weight="normal" officeooo:rsid="00096ed5" officeooo:paragraph-rsid="00096ed5" style:text-blinking="false" fo:background-color="transparent"/>
    </style:style>
    <style:style style:name="P3" style:family="paragraph" style:parent-style-name="Text_20_body">
      <style:paragraph-properties fo:margin-left="0in" fo:margin-right="0.0701in" fo:margin-top="0in" fo:margin-bottom="0in" style:contextual-spacing="false" fo:line-height="138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Courier New" fo:font-size="10pt" fo:language="fr" fo:country="FR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left="0in" fo:margin-right="0.070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Courier New" fo:font-size="10pt" fo:language="fr" fo:country="FR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in" fo:margin-right="0.0701in" fo:margin-top="0in" fo:margin-bottom="0in" style:contextual-spacing="false" fo:line-height="138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fr" fo:country="FR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fr" fo:country="FR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in" fo:margin-right="0.0701in" fo:margin-top="0in" fo:margin-bottom="0in" style:contextual-spacing="false" fo:line-height="138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fo:language="fr" fo:country="FR" style:text-underline-style="none" style:text-blinking="false" fo:background-color="transparent"/>
    </style:style>
    <style:style style:name="P8" style:family="paragraph" style:parent-style-name="Text_20_body">
      <style:text-properties fo:language="fr" fo:country="FR"/>
    </style:style>
    <style:style style:name="P9" style:family="paragraph" style:parent-style-name="Text_20_body">
      <style:paragraph-properties fo:margin-left="0in" fo:margin-right="0.0701in" fo:margin-top="0in" fo:margin-bottom="0in" style:contextual-spacing="false" fo:line-height="138%" fo:text-indent="-0.25in" style:auto-text-indent="false" fo:padding="0in" fo:border="none" style:writing-mode="lr-tb"/>
      <style:text-properties fo:language="fr" fo:country="FR" fo:font-weight="normal"/>
    </style:style>
    <style:style style:name="P10" style:family="paragraph" style:parent-style-name="Text_20_body">
      <style:paragraph-properties fo:margin-top="0in" fo:margin-bottom="0in" style:contextual-spacing="false" fo:line-height="138%" style:writing-mode="lr-tb"/>
      <style:text-properties fo:language="fr" fo:country="FR" fo:font-weight="normal"/>
    </style:style>
    <style:style style:name="P11" style:family="paragraph" style:parent-style-name="Text_20_body">
      <style:paragraph-properties fo:margin-left="0in" fo:margin-right="0.0701in" fo:text-indent="-0.25in" style:auto-text-indent="false"/>
      <style:text-properties fo:language="fr" fo:country="FR"/>
    </style:style>
    <style:style style:name="P12" style:family="paragraph" style:parent-style-name="Text_20_body">
      <style:paragraph-properties fo:margin-left="0in" fo:margin-right="0.0701in" fo:margin-top="0in" fo:margin-bottom="0in" style:contextual-spacing="false" fo:line-height="138%" fo:text-indent="-0.25in" style:auto-text-indent="false" fo:padding="0in" fo:border="none" style:writing-mode="lr-tb"/>
      <style:text-properties fo:language="fr" fo:country="FR"/>
    </style:style>
    <style:style style:name="T1" style:family="text">
      <style:text-properties style:font-name="Courier New" fo:font-size="10pt" fo:font-style="normal" fo:font-weight="normal"/>
    </style:style>
    <style:style style:name="T2" style:family="text">
      <style:text-properties fo:font-weight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ourier New" fo:font-size="10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ojet 5 de NSI</text:p>
      <text:p text:style-name="P8"/>
      <text:p text:style-name="P3">Le projet à pour but un petit site amateur d’une ancienne entreprise qui s’ouvre en fablab:</text:p>
      <text:p text:style-name="P8"/>
      <text:p text:style-name="P3">sommaire :</text:p>
      <text:list xml:id="list1425213417" text:style-name="L1">
        <text:list-item>
          <text:p text:style-name="P4">a.fichiers</text:p>
        </text:list-item>
        <text:list-item>
          <text:p text:style-name="P4">b.fonctions principale</text:p>
        </text:list-item>
        <text:list-item>
          <text:p text:style-name="P4">c.compte</text:p>
        </text:list-item>
      </text:list>
      <text:p text:style-name="P8"/>
      <text:p text:style-name="P7">—<text:span text:style-name="T1">----------------</text:span></text:p>
      <text:p text:style-name="P3">a.Les fichiers</text:p>
      <text:p text:style-name="P7">—<text:span text:style-name="T1">----------------</text:span></text:p>
      <text:p text:style-name="P8"/>
      <text:p text:style-name="P9"><text:span text:style-name="T3">le site est composé de différent fichier :<text:line-break/>access.php</text:span></text:p>
      <text:p text:style-name="P3"><text:tab/>accueil.php</text:p>
      <text:p text:style-name="P3"><text:tab/>activite.php</text:p>
      <text:p text:style-name="P3"><text:tab/>admin.php</text:p>
      <text:p text:style-name="P3"><text:tab/>bar.php</text:p>
      <text:p text:style-name="P3"><text:tab/>compte.php</text:p>
      <text:p text:style-name="P3"><text:tab/>connect.php</text:p>
      <text:p text:style-name="P3"><text:tab/>index.html</text:p>
      <text:p text:style-name="P3"><text:tab/>information.php</text:p>
      <text:p text:style-name="P3"><text:tab/>login.php</text:p>
      <text:p text:style-name="P3"><text:tab/>reset.php</text:p>
      <text:p text:style-name="P8"/>
      <text:p text:style-name="P3">chaque fichier représentent donc une page:</text:p>
      <text:p text:style-name="P3">access.php:</text:p>
      <text:p text:style-name="P3">script PHP pour la base des utilisateur</text:p>
      <text:p text:style-name="P8"/>
      <text:p text:style-name="P3">accueil.php:</text:p>
      <text:p text:style-name="P3">page d’accueil</text:p>
      <text:p text:style-name="P8"/>
      <text:p text:style-name="P3"><text:soft-page-break/>activite.php:</text:p>
      <text:p text:style-name="P8"/>
      <text:p text:style-name="P3">admin.php:</text:p>
      <text:p text:style-name="P3">ce script est utilisé par les administrateurs et développer et est donc changer fréquemment les utilisateur normaux n'ont pas accès  </text:p>
      <text:p text:style-name="P8"/>
      <text:p text:style-name="P3">bar.php:</text:p>
      <text:p text:style-name="P3">ce script est utilisé par toute les pages pour définir les éléments basique de chaque page telle que la bannière avec le logo et la fin de page</text:p>
      <text:p text:style-name="P8"/>
      <text:p text:style-name="P3">compte.php:</text:p>
      <text:p text:style-name="P3">cette page est pour que chaque utilisateur puisse changer leur adresse mail ,mot de passe etc.</text:p>
      <text:p text:style-name="P8"/>
      <text:p text:style-name="P3">connect.php:</text:p>
      <text:p text:style-name="P3">c’est la page de connexion un formulaire que même les administrateur utiliser pour se connecter</text:p>
      <text:p text:style-name="P8"/>
      <text:p text:style-name="P3">index.html:</text:p>
      <text:p text:style-name="P3">page de redirection pour la distribution redirige vers accueil.php</text:p>
      <text:p text:style-name="P8"/>
      <text:p text:style-name="P3">information.php:</text:p>
      <text:p text:style-name="P3">cette page est la page d’information ou les utilisateur peuvent voir le prénom et nom de tout les membre inscrit et ou les administrateurs peuvent les changer</text:p>
      <text:p text:style-name="P8"/>
      <text:p text:style-name="P3">login.php:</text:p>
      <text:p text:style-name="P3">page de formulaire pour crée un compte avec un peu de logic voir les condition de mot de passe</text:p>
      <text:p text:style-name="P8"/>
      <text:p text:style-name="P3">reset.php:</text:p>
      <text:p text:style-name="P3">cette page spécial permet de changer un mot de passe oublié</text:p>
      <text:p text:style-name="P8"/>
      <text:p text:style-name="P7">—<text:span text:style-name="T1">---------------------</text:span></text:p>
      <text:p text:style-name="P3">b.functions principal</text:p>
      <text:p text:style-name="P7"><text:soft-page-break/>—<text:span text:style-name="T1">---------------------</text:span></text:p>
      <text:p text:style-name="P8"/>
      <text:p text:style-name="P3">access.php:</text:p>
      <text:p text:style-name="P3">ce script va d’abord lire le json des utilisateurs</text:p>
      <text:p text:style-name="P5">read_latest_id() retourne le dernier index / plus grand du nombre d’utilisateur</text:p>
      <text:p text:style-name="P10"><text:span text:style-name="T5">login()</text:span><text:span text:style-name="T7"> </text:span><text:span text:style-name="T5">crée un utilisateur</text:span></text:p>
      <text:p text:style-name="P10"><text:span text:style-name="T5">connection() connecte l’utilisateur</text:span></text:p>
      <text:p text:style-name="P10"><text:span text:style-name="T5">send_email # mise hors fonction par convénience de l’exemple sinon il aurait fallu que vous vous connaîtriez a plusieurs compte Google pour voire les e-mails</text:span></text:p>
      <text:p text:style-name="P6">ret(location optionel) retourne la ou il faut ou d’où on viens</text:p>
      <text:p text:style-name="P8"/>
      <text:p text:style-name="P3">admin.php:</text:p>
      <text:p text:style-name="P7"> <text:span text:style-name="T1">fonction admin qui est un Switch de distribution</text:span></text:p>
      <text:p text:style-name="P11"/>
      <text:p text:style-name="P3">bar.php:</text:p>
      <text:p text:style-name="P10"><text:span text:style-name="T5">bar_header() définit l'essentiel HTML au début de chaque page</text:span></text:p>
      <text:p text:style-name="P10"><text:span text:style-name="T5">bar_nav() définie la bannière de navigation aussi au début de chaque page</text:span></text:p>
      <text:p text:style-name="P10"><text:span text:style-name="T5">normal() définie la mise en style des articles</text:span></text:p>
      <text:p text:style-name="P10"><text:span text:style-name="T5">space() un block solide d’espace</text:span></text:p>
      <text:p text:style-name="P10"><text:span text:style-name="T5">normal_end() fin de la définie  du style des articles</text:span></text:p>
      <text:p text:style-name="P10"><text:span text:style-name="T5">bar_footer() fin du format HTML</text:span></text:p>
      <text:p text:style-name="P8"/>
      <text:p text:style-name="P3">compte.php:</text:p>
      <text:p text:style-name="P12"><text:span text:style-name="T4">form post</text:span></text:p>
      <text:p text:style-name="P12"><text:span text:style-name="T4"/></text:p>
      <text:p text:style-name="P3">connect.php:</text:p>
      <text:p text:style-name="P12"><text:span text:style-name="T4">form post</text:span></text:p>
      <text:p text:style-name="P3"/>
      <text:p text:style-name="P3">information.php:</text:p>
      <text:p text:style-name="P12"><text:span text:style-name="T4">script d’affichage du tableau en java script avec des donné de </text:span><text:span text:style-name="T6">echolistmembre()</text:span></text:p>
      <text:p text:style-name="P3"/>
      <text:p text:style-name="P3">login.php:</text:p>
      <text:p text:style-name="P12"><text:span text:style-name="T4">form post</text:span></text:p>
      <text:p text:style-name="P12"><text:span text:style-name="T4"/></text:p>
      <text:p text:style-name="P3">reset.php:</text:p>
      <text:p text:style-name="P3">form post</text:p>
      <text:p text:style-name="P8"/>
      <text:p text:style-name="P3"><text:soft-page-break/>credit.txt:</text:p>
      <text:p text:style-name="P3">liste de nom d’utilisateur et de mot de passe par convenance</text:p>
      <text:p text:style-name="P8"/>
      <text:p text:style-name="P3">crédits :</text:p>
      <text:p text:style-name="P3">PAVARD Arthur, LUPETU Uriel, LAPOUGE Terry</text:p>
      <text:p text:style-name="P8"><text:span text:style-name="T2"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ourier New" svg:font-family="'Courier New'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4T23:03:42.953000000</dc:date>
    <meta:editing-duration>PT3M31S</meta:editing-duration>
    <meta:editing-cycles>4</meta:editing-cycles>
    <meta:generator>LibreOffice/7.2.1.2$Windows_X86_64 LibreOffice_project/87b77fad49947c1441b67c559c339af8f3517e22</meta:generator>
    <meta:document-statistic meta:table-count="0" meta:image-count="0" meta:object-count="0" meta:page-count="4" meta:paragraph-count="76" meta:word-count="394" meta:character-count="2580" meta:non-whitespace-character-count="2249"/>
  </office:meta>
</office:document-meta>
</file>